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Preformatted_20_Text">
      <style:text-properties style:font-name="Arial"/>
    </style:style>
    <style:style style:name="P5" style:family="paragraph" style:parent-style-name="Preformatted_20_Text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Arial" fo:font-size="12pt" fo:language="en" fo:country="AU" fo:font-weight="bold" style:font-name-asian="Courier New" style:font-size-asian="12pt" style:font-weight-asian="bold" style:font-name-complex="Courier New" style:font-size-complex="12pt" style:font-weight-complex="bold"/>
    </style:style>
    <style:style style:name="P7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Preformatted_20_Text">
      <style:paragraph-properties fo:margin-top="0cm" fo:margin-bottom="0.21cm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text-properties style:font-name="Arial"/>
    </style:style>
    <style:style style:name="P10" style:family="paragraph" style:parent-style-name="Preformatted_20_Text" style:list-style-name="L2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Preformatted_20_Text" style:list-style-name="L3">
      <style:text-properties style:font-name="Arial"/>
    </style:style>
    <style:style style:name="P12" style:family="paragraph" style:parent-style-name="Preformatted_20_Text" style:list-style-name="L4">
      <style:text-properties style:font-name="Ari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out Class nn</text:h>
      <text:p text:style-name="P3">Class nn implements a three layer feed forward – back propagation neural network. It uses the C++ standard library with one of the C++ 2011 standard features.</text:p>
      <text:h text:style-name="Heading_20_1" text:outline-level="1">Constructors</text:h>
      <text:h text:style-name="Heading_20_2" text:outline-level="2">Create a new Network</text:h>
      <text:h text:style-name="Heading_20_4" text:outline-level="4">nn(int inputLayerWidth, int hiddenLayerWidth, int outputLayerWidth, float learningRateParam, string &amp; newName)</text:h>
      <text:p text:style-name="P4">Create a new network with </text:p>
      <text:list xml:id="list8214926522757214538" text:style-name="L1">
        <text:list-item>
          <text:p text:style-name="P9">inputLayerWidth input nodes, </text:p>
        </text:list-item>
        <text:list-item>
          <text:p text:style-name="P9">hiddenLayerWidth hidden nodes, </text:p>
        </text:list-item>
        <text:list-item>
          <text:p text:style-name="P9">outputLayerWidth output nodes and </text:p>
        </text:list-item>
        <text:list-item>
          <text:p text:style-name="P9">learningRateParam as the learning rate with </text:p>
        </text:list-item>
        <text:list-item>
          <text:p text:style-name="P9">newName as the network name</text:p>
        </text:list-item>
      </text:list>
      <text:h text:style-name="Heading_20_4" text:outline-level="4">nn(network_description newNet)</text:h>
      <text:p text:style-name="P4">Create a new network using the data in the object newNet</text:p>
      <text:p text:style-name="P4"/>
      <text:p text:style-name="P4">Use this call if you want to change default parameters that are not available in the more primative nn(int, int, int, float, string&amp;) constructor</text:p>
      <text:h text:style-name="Heading_20_2" text:outline-level="2">Read in a saved network</text:h>
      <text:p text:style-name="P2">nn(string * strFilename)</text:p>
      <text:p text:style-name="P2">nn(const char * cstrFilename)</text:p>
      <text:p text:style-name="P2">nn(networkFile * newFile)</text:p>
      <text:p text:style-name="P4">Reconstruct a network from a saved file.</text:p>
      <text:p text:style-name="P4"/>
      <text:p text:style-name="P4">The nn::nn(string *...) function calls the nn::nn(const char *...) after stripping off the C string. Therefore don't bother to create a string object if you have a C string.</text:p>
      <text:h text:style-name="Heading_20_1" text:outline-level="1"><text:soft-page-break/>Operation</text:h>
      <text:h text:style-name="Heading_20_2" text:outline-level="2">Run</text:h>
      <text:p text:style-name="P1">void<text:tab/><text:tab/>run(string * strFilename, funcRunCallback runComplete = NULL)</text:p>
      <text:p text:style-name="P1">void<text:tab/><text:tab/>run(const char * cstrFilename, funcRunCallback runComplete = NULL)</text:p>
      <text:p text:style-name="P5">void<text:tab/><text:tab/>run(inputFile * inFile, funcRunCallback runComplete = NULL)</text:p>
      <text:p text:style-name="P4"/>
      <text:p text:style-name="P4">Open the input file given input file and run each input vector through the network, calling the runComplete callback each time. The first function (nn::run(string *...) calls the second (nn::run(const char *...) which calls the third (nn::run(inputFile *...). Therefore, if you have the file name as a C string don't bother wrapping it in a string object because I just pull out the C string from the string and throw the string object away.</text:p>
      <text:p text:style-name="P4"/>
      <text:p text:style-name="P4">The call back has the following form:</text:p>
      <text:p text:style-name="P4"/>
      <text:p text:style-name="P7">typedef void (*funcRunCallback)(const int index, void * thisNetwork);</text:p>
      <text:list xml:id="list7210774386042950859" text:style-name="L2">
        <text:list-item>
          <text:p text:style-name="P10">index is the index of the row that has just been run</text:p>
        </text:list-item>
        <text:list-item>
          <text:p text:style-name="P10">theNetwork is a void pointer to this object.</text:p>
        </text:list-item>
      </text:list>
      <text:p text:style-name="P4"/>
      <text:p text:style-name="P4">Call ((nn*)theNetwork)-&gt;runResult(vector&lt;float&gt;* existingVector) to retrieve the result</text:p>
      <text:p text:style-name="Preformatted_20_Text"/>
      <text:p text:style-name="P4"/>
      <text:p text:style-name="P5">void<text:tab/><text:tab/>run(vector&lt;float&gt; * inputVector, funcRunCallback runComplete = NULL, const int index = 0)</text:p>
      <text:p text:style-name="P4"/>
      <text:p text:style-name="P4">Pass inputVector to the input layer and trigger it to execute the network logic. Call the runComplete callback if it is not NULL.</text:p>
      <text:p text:style-name="P4"/>
      <text:p text:style-name="P5">void<text:tab/><text:tab/>run(vector&lt;float&gt; * inputVector, vector&lt;float&gt; * outputVector)</text:p>
      <text:p text:style-name="P4"/>
      <text:p text:style-name="P4">Run a single input vector and return the result. This call is designed to run synchronously.</text:p>
      <text:p text:style-name="P4"><text:s/></text:p>
      <text:p text:style-name="P5">vector&lt;float&gt; * <text:tab/>runResult(vector&lt;float&gt; * outputVector)</text:p>
      <text:p text:style-name="P4"/>
      <text:p text:style-name="P4">Set and return outputVector from the last run.</text:p>
      <text:p text:style-name="P4"/>
      <text:p text:style-name="P4">Call this quickly - I'm not sure how long it will be before the result is written over by the next output.</text:p>
      <text:h text:style-name="Heading_20_2" text:outline-level="2">Train</text:h>
      <text:p text:style-name="P8">void <text:tab/><text:tab/>train(string * strFilename, funcTrainCallback trComplete = NULL)</text:p>
      <text:p text:style-name="P8"><text:soft-page-break/>void<text:tab/><text:tab/>train(const char * cstrFilename, funcTrainCallback trComplete = NULL)</text:p>
      <text:p text:style-name="P8">void <text:tab/><text:tab/>train(trainingFile * trFile, funcTrainCallback trComplete = NULL)</text:p>
      <text:p text:style-name="P4"/>
      <text:p text:style-name="P4">Train the network using the training file. Call the trComplete callback once when training is complete.</text:p>
      <text:p text:style-name="P4"/>
      <text:p text:style-name="P4">The callback has the following form:</text:p>
      <text:p text:style-name="P4"/>
      <text:p text:style-name="P7">typedef void (*funcTrainCallback)(void * nnObj)</text:p>
      <text:p text:style-name="P7"/>
      <text:p text:style-name="P4"><text:span text:style-name="T1">It merely passes an anomymous pointer to this object. C</text:span>all ((nn*)nnObj)-&gt;trainingError(vector&lt;float&gt;* existingVector); to retrieve the most recent training error vector</text:p>
      <text:p text:style-name="P4"/>
      <text:p text:style-name="P4">In a way similar to the run commands nn::train(string *...) calls nn::train(const char *...) calls nn::train(trainingFile *). Therefore don't bother to wrap a C string in a string object before calling this function.</text:p>
      <text:p text:style-name="P4"/>
      <text:p text:style-name="P5">void<text:tab/><text:tab/>train(vector&lt;float&gt; * inputVector, vector&lt;float&gt; * desiredVector, funcTrainCallback trComplete = NULL)</text:p>
      <text:p text:style-name="P4"/>
      <text:p text:style-name="P4">Train the network with the single pair, inputVector and desiredVector. Call the trComplete callback if it is not NULL when training is complete.</text:p>
      <text:p text:style-name="P4"/>
      <text:p text:style-name="P5">status_t<text:tab/><text:tab/>trainingError(vector&lt;float&gt; * errorVector)</text:p>
      <text:p text:style-name="P4"/>
      <text:p text:style-name="P4">Return the most recent error vector generated by the most recent training set.</text:p>
      <text:p text:style-name="P4"/>
      <text:p text:style-name="P4">Note: the errorVector must exist and be the right size</text:p>
      <text:p text:style-name="P4"/>
      <text:p text:style-name="P5">void<text:tab/><text:tab/>randomise()</text:p>
      <text:p text:style-name="P4"/>
      <text:p text:style-name="P4">Randomise the weights and biases in the network thereby restarting the training cycle from a different place.</text:p>
      <text:p text:style-name="P4"/>
      <text:h text:style-name="Heading_20_2" text:outline-level="2">Test</text:h>
      <text:p text:style-name="P8">void<text:tab/><text:tab/>test(string * strTestFilename, funcTestCallback testComplete = NULL)</text:p>
      <text:p text:style-name="P8">void<text:tab/><text:tab/>test(const char * cstrTestFilename, funcTestCallback testComplete = NULL)</text:p>
      <text:p text:style-name="P8">void<text:tab/><text:tab/>test(trainingFile * testFile, funcTestCallback testComplete = NULL)</text:p>
      <text:p text:style-name="P4"/>
      <text:p text:style-name="P4">Run the data component of the training file and compare the output generated by the network to the desired output. Calculate the difference.</text:p>
      <text:p text:style-name="P4"/>
      <text:p text:style-name="P4"><text:soft-page-break/>The call back function funcTestCallback is called once for every line in the input file and has the following form:</text:p>
      <text:p text:style-name="P4"/>
      <text:p text:style-name="P7">typedef void (*funcTestCallback)(const int index, vector&lt;float&gt;* inputVector, vector&lt;float&gt;* desiredOutput, vector&lt;float&gt;* outputVector, vector&lt;float&gt;* errorVector, void * thisObject);</text:p>
      <text:p text:style-name="P4"/>
      <text:list xml:id="list302070309163578916" text:style-name="L3">
        <text:list-item>
          <text:p text:style-name="P11">index: the row number in the file</text:p>
        </text:list-item>
        <text:list-item>
          <text:p text:style-name="P11">inputVector: a pointer to the test data vector</text:p>
        </text:list-item>
        <text:list-item>
          <text:p text:style-name="P11">desiredOutput: a pointer to the desired output vector</text:p>
        </text:list-item>
        <text:list-item>
          <text:p text:style-name="P11">outputVector: a pointer to the actual output from the net</text:p>
        </text:list-item>
        <text:list-item>
          <text:p text:style-name="P11">errorVector: a pointer to a vector containing the desired minus the actual output</text:p>
        </text:list-item>
        <text:list-item>
          <text:p text:style-name="P11">thisObject: an anonymous pointer to this object</text:p>
        </text:list-item>
      </text:list>
      <text:p text:style-name="P4"/>
      <text:p text:style-name="P5">void<text:tab/><text:tab/>test(const int index, vector&lt;float&gt; * inputVector, vector&lt;float&gt; * desiredOutput, funcTestCallback testComplete = NULL)</text:p>
      <text:p text:style-name="P4"/>
      <text:p text:style-name="P4">Test a single input vector and compare the result with the givine output vector. Then compare the output generated by the network to the desired output. Calculate the difference.</text:p>
      <text:h text:style-name="Heading_20_2" text:outline-level="2">Access</text:h>
      <text:p text:style-name="P5">network_description * networkDescription()</text:p>
      <text:p text:style-name="P4"/>
      <text:p text:style-name="P4">Return the current network_descripton object.</text:p>
      <text:p text:style-name="P4"/>
      <text:p text:style-name="P5">unsigned int <text:tab/>inputNodes() </text:p>
      <text:p text:style-name="P5">unsigned int <text:tab/>hiddenNodes()</text:p>
      <text:p text:style-name="P5">unsigned int <text:tab/>outputNodes()</text:p>
      <text:p text:style-name="P4"/>
      <text:p text:style-name="P4">Return the current number of input, hidden or output nodes individually.</text:p>
      <text:h text:style-name="Heading_20_2" text:outline-level="2">Save</text:h>
      <text:p text:style-name="P5">status_t<text:tab/><text:tab/>saveTo(string * strPath)</text:p>
      <text:p text:style-name="P5">status_t<text:tab/><text:tab/>saveTo(const char * cstrPath)</text:p>
      <text:p text:style-name="P6">status_t<text:tab/><text:tab/>saveTo(fstream * pFile)</text:p>
      <text:p text:style-name="P4"/>
      <text:p text:style-name="P4">Save the network to a file called &lt;network Name&gt;_&lt;majorVersion&gt;_&lt;minorVersion&gt;_&lt;revision&gt;.enn in the path supplied in string object strPath.</text:p>
      <text:p text:style-name="P4"/>
      <text:p text:style-name="P4">Note: if you have the path name already as a C string call saveTo(const char *) rather than this function</text:p>
      <text:p text:style-name="P4"><text:soft-page-break/></text:p>
      <text:p text:style-name="P5">status_t<text:tab/><text:tab/>saveOn(string * strOut)</text:p>
      <text:p text:style-name="P4"/>
      <text:p text:style-name="P4">save the net in the given existing string</text:p>
      <text:p text:style-name="P4"/>
      <text:h text:style-name="Heading_20_2" text:outline-level="2">Alter</text:h>
      <text:p text:style-name="P5">status_t<text:tab/><text:tab/>alter(int newIn, int newHidden, int newOut)</text:p>
      <text:p text:style-name="P4"/>
      <text:p text:style-name="P4">Alter the topology of the network to be</text:p>
      <text:list xml:id="list570510550512375265" text:style-name="L4">
        <text:list-item>
          <text:p text:style-name="P12">newIn: the new number of input nodes</text:p>
        </text:list-item>
        <text:list-item>
          <text:p text:style-name="P12">newHidden: the new number of hidden nodes</text:p>
        </text:list-item>
        <text:list-item>
          <text:p text:style-name="P12">newOut: the new number of output nodes</text:p>
        </text:list-item>
      </text:list>
      <text:p text:style-name="P4"/>
      <text:p text:style-name="P4">This will randomise the network and increment the major version resetting the minorVerions and revision</text:p>
      <text:p text:style-name="P4"/>
      <text:p text:style-name="P5">status_t<text:tab/><text:tab/>alter(network_description * newTopo)</text:p>
      <text:p text:style-name="P4"/>
      <text:p text:style-name="P4">Alter the topology of the network to be as described in the network_topology object newTopo. Use this call if you want to alter multiple features at once. This will randomise the network and increment the major version resetting the minorVersions and revision</text:p>
      <text:p text:style-name="P4"/>
      <text:p text:style-name="P5">status_t<text:tab/><text:tab/>alter(unsigned int layer, layer_modifier mod, bool boolAdd = true)</text:p>
      <text:p text:style-name="P4"/>
      <text:p text:style-name="P4">Alter a layer within the network. Currently you can only add or remove a bias node from layer zero (the input layer) This will randomise the network and increment the major version resetting the minorVersions and revision</text:p>
      <text:h text:style-name="Heading_20_2" text:outline-level="2">Miscellaneous</text:h>
      <text:p text:style-name="P5">char *<text:tab/><text:tab/>defaultName(char * buffer)</text:p>
      <text:p text:style-name="P4"/>
      <text:p text:style-name="P4">Return the default name for the network, which is: &lt;network Name&gt;_&lt;majorVersion&gt;_&lt;minorVersion&gt;_&lt;revision&gt;.enn</text:p>
      <text:p text:style-name="P4"/>
      <text:p text:style-name="P4">Note: the calling function must make sure that there is enough room in the buffer</text:p>
      <text:p text:style-name="P4"/>
      <text:p text:style-name="P5">bool<text:tab/><text:tab/>needsSaving()</text:p>
      <text:p text:style-name="P4"/>
      <text:p text:style-name="P4">Return true if the network has changed since it was last save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SimSun" style:font-size-asian="12pt" style:language-asian="en" style:country-asian="AU" style:font-name-complex="Mangal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33:34.99</dc:date>
    <dc:creator>Nicholas Oppen</dc:creator>
    <meta:generator>OpenOffice.org/3.4.1$Win32 OpenOffice.org_project/341m1$Build-9593</meta:generator>
    <meta:editing-duration>PT1H52M47S</meta:editing-duration>
    <meta:editing-cycles>10</meta:editing-cycles>
    <meta:document-statistic meta:table-count="0" meta:image-count="0" meta:object-count="0" meta:page-count="5" meta:paragraph-count="102" meta:word-count="1063" meta:character-count="7161"/>
  </office:meta>
</office:document-meta>
</file>